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29, 1892</text:p>
      <text:p text:style-name="P4">Month<text:tab/><text:tab/><text:tab/><text:tab/><text:tab/><text:tab/>Jan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Honorable Joseph Blumenthal/</text:p>
      <text:p text:style-name="P2"><text:tab/>My Dear Sir/</text:p>
      <text:p text:style-name="P2"><text:tab/><text:tab/>I had charged Dr. Drachman to mention to you the amount/ due for the books received, but as he is apt to forget, I will do it myself. <text:s/>The/ enclosed which you will kindly return at your leisure states that they cost/ 448.10--I think about $85./</text:p>
      <text:p text:style-name="P2"><text:tab/>Dr. D. tells me that he spent $5. due perhaps to/ the custom house./</text:p>
      <text:p text:style-name="P2"><text:tab/>The great necessity of an occasional visit to the/ Seminary was shown to me too clearly yesterday. <text:s/>A number of students were absent,/ among others Hertz to whom I have just written. <text:s/>Dr. Lieberman was not there, though/ at all events, one of his pupils--Grenreich--was present. <text:s/>Vigilance is the/ price of success./ <text:s/>Yours truly/ S. MORAIS/</text:p>
      <text:p text:style-name="P2"><text:soft-page-break/>Phila Jan. 29[/ inserted by author]9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4:48:16.39</meta:creation-date>
    <dc:date>2011-11-30T14:56:01.96</dc:date>
    <dc:creator>Penn Libraries</dc:creator>
    <meta:editing-duration>PT00H07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298" meta:character-count="2019"/>
  </office:meta>
</office:document-meta>
</file>